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10">
            <text:p>CAMS-41310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1990.0">
            <text:p>1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3">
            <text:p>-0.83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09">
            <text:p>CAMS-41309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2540.0">
            <text:p>25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7">
            <text:p>-1.4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265">
            <text:p>Q-265</text:p>
          </table:table-cell>
          <table:table-cell office:value-type="float" office:value="51.57">
            <text:p>51.57</text:p>
          </table:table-cell>
          <table:table-cell office:value-type="float" office:value="-3.76">
            <text:p>-3.76</text:p>
          </table:table-cell>
          <table:table-cell office:value-type="float" office:value="3402.0">
            <text:p>3402.0</text:p>
          </table:table-cell>
          <table:table-cell office:value-type="float" office:value="108.0">
            <text:p>108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">
            <text:p>-9.2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274">
            <text:p>Q-274</text:p>
          </table:table-cell>
          <table:table-cell office:value-type="float" office:value="51.57">
            <text:p>51.57</text:p>
          </table:table-cell>
          <table:table-cell office:value-type="float" office:value="-3.76">
            <text:p>-3.76</text:p>
          </table:table-cell>
          <table:table-cell office:value-type="float" office:value="5605.0">
            <text:p>5605.0</text:p>
          </table:table-cell>
          <table:table-cell office:value-type="float" office:value="126.0">
            <text:p>12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1">
            <text:p>-10.1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275">
            <text:p>Q-275</text:p>
          </table:table-cell>
          <table:table-cell office:value-type="float" office:value="51.57">
            <text:p>51.57</text:p>
          </table:table-cell>
          <table:table-cell office:value-type="float" office:value="-3.76">
            <text:p>-3.76</text:p>
          </table:table-cell>
          <table:table-cell office:value-type="float" office:value="6184.0">
            <text:p>6184.0</text:p>
          </table:table-cell>
          <table:table-cell office:value-type="float" office:value="143.0">
            <text:p>1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">
            <text:p>-10.6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08">
            <text:p>CAMS-41308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3840.0">
            <text:p>38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7">
            <text:p>-1.8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4">
            <text:p>Q-664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11980.0">
            <text:p>1198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4.86">
            <text:p>-34.86</text:p>
          </table:table-cell>
          <table:table-cell office:value-type="float" office:value="3.33">
            <text:p>3.33</text:p>
          </table:table-cell>
          <table:table-cell office:value-type="float" office:value="3.33">
            <text:p>3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2">
            <text:p>Q-662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8990.0">
            <text:p>899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5.66">
            <text:p>-25.6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1">
            <text:p>Q-661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9920.0">
            <text:p>992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3.76">
            <text:p>-23.76</text:p>
          </table:table-cell>
          <table:table-cell office:value-type="float" office:value="3.33">
            <text:p>3.33</text:p>
          </table:table-cell>
          <table:table-cell office:value-type="float" office:value="3.33">
            <text:p>3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0">
            <text:p>Q-660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10350.0">
            <text:p>1035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3.81">
            <text:p>-23.81</text:p>
          </table:table-cell>
          <table:table-cell office:value-type="float" office:value="3.33">
            <text:p>3.33</text:p>
          </table:table-cell>
          <table:table-cell office:value-type="float" office:value="3.33">
            <text:p>3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07">
            <text:p>CAMS-41307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740.0">
            <text:p>7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8">
            <text:p>-0.08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3">
            <text:p>Q-663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8970.0">
            <text:p>8970.0</text:p>
          </table:table-cell>
          <table:table-cell office:value-type="float" office:value="160.0">
            <text:p>1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5.6">
            <text:p>-25.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HeyworthKidson1982,ShennanEtal2018">
            <text:p>HeyworthKidson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